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objectwithoutfill">
      <style:graphic-properties draw:marker-end="Arrowheads_20_6" draw:marker-end-width="0.3cm" draw:fill="none" draw:textarea-vertical-align="middle"/>
    </style:style>
    <style:style style:name="gr7" style:family="graphic" style:parent-style-name="objectwithoutfill">
      <style:graphic-properties draw:marker-end="Arrowheads_20_8" draw:marker-end-width="0.3cm" draw:fill="none" draw:textarea-vertical-align="middle"/>
    </style:style>
    <style:style style:name="gr8" style:family="graphic" style:parent-style-name="objectwithoutfill">
      <style:graphic-properties draw:marker-end="Arrowheads_20_10" draw:marker-end-width="0.3cm" draw:fill="none" draw:textarea-vertical-align="middle"/>
    </style:style>
    <style:style style:name="gr9" style:family="graphic" style:parent-style-name="objectwithoutfill">
      <style:graphic-properties draw:marker-end="Arrowheads_20_11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6cm" svg:height="1.5cm" svg:x="18.25cm" svg:y="9.7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1.5cm" svg:x="33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1.5cm" svg:x="1.5cm" svg:y="1.5cm">
          <text:p text:style-name="P1">Exten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cm" svg:height="1.5cm" svg:x="33cm" svg:y="8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cm" svg:height="1.5cm" svg:x="1.5cm" svg:y="4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4.5cm" svg:y1="4cm" svg:x2="4.5cm" svg:y2="3cm" draw:start-shape="id1" draw:start-glue-point="0" draw:end-shape="id2" draw:end-glue-point="2" svg:d="M4500 4000v-1000" svg:viewBox="0 0 1 1001">
          <text:p/>
        </draw:connector>
        <draw:connector draw:style-name="gr3" draw:text-style-name="P2" draw:layer="layout" svg:x1="36cm" svg:y1="11.25cm" svg:x2="24.25cm" svg:y2="10.5cm" draw:start-shape="id3" draw:start-glue-point="0" draw:end-shape="id4" draw:end-glue-point="1" svg:d="M36000 11250v-750h-11750" svg:viewBox="0 0 11751 751">
          <text:p/>
        </draw:connector>
        <draw:connector draw:style-name="gr4" draw:text-style-name="P2" draw:layer="layout" svg:x1="36cm" svg:y1="11.25cm" svg:x2="36cm" svg:y2="9.5cm" draw:start-shape="id3" draw:start-glue-point="0" draw:end-shape="id5" draw:end-glue-point="2" svg:d="M36000 11250v-1750" svg:viewBox="0 0 1 1751">
          <text:p/>
        </draw:connector>
        <draw:custom-shape draw:style-name="gr1" draw:text-style-name="P1" xml:id="id6" draw:id="id6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1.25cm" svg:y1="14.75cm" svg:x2="21.25cm" svg:y2="11.25cm" draw:start-shape="id6" draw:start-glue-point="0" draw:end-shape="id4" draw:end-glue-point="2" svg:d="M21250 14750v-3500" svg:viewBox="0 0 1 3501">
          <text:p/>
        </draw:connector>
        <draw:custom-shape draw:style-name="gr1" draw:text-style-name="P1" xml:id="id7" draw:id="id7" draw:layer="layout" svg:width="6cm" svg:height="1.5cm" svg:x="4.75cm" svg:y="14.75cm">
          <text:p text:style-name="P1">RotParamsInspector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0.75cm" svg:y1="15.5cm" svg:x2="18.25cm" svg:y2="15.5cm" draw:start-shape="id7" draw:start-glue-point="1" draw:end-shape="id6" svg:d="M10750 15500h7500" svg:viewBox="0 0 7501 1">
          <text:p/>
        </draw:connector>
        <draw:custom-shape draw:style-name="gr1" draw:text-style-name="P1" xml:id="id8" draw:id="id8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.75cm" svg:y1="14.75cm" svg:x2="7.75cm" svg:y2="9cm" draw:start-shape="id7" draw:start-glue-point="0" draw:end-shape="id8" draw:end-glue-point="2" svg:d="M7750 14750v-5750" svg:viewBox="0 0 1 5751">
          <text:p/>
        </draw:connector>
        <draw:custom-shape draw:style-name="gr1" draw:text-style-name="P1" xml:id="id9" draw:id="id9" draw:layer="layout" svg:width="6cm" svg:height="1.5cm" svg:x="10.75cm" svg:y="12cm">
          <text:p text:style-name="P1">MathInspector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13.75cm" svg:y1="12cm" svg:x2="7.75cm" svg:y2="9cm" draw:start-shape="id9" draw:start-glue-point="0" draw:end-shape="id8" draw:end-glue-point="2" svg:d="M13750 12000v-1500h-6000v-1500" svg:viewBox="0 0 6001 3001">
          <text:p/>
        </draw:connector>
        <draw:connector draw:style-name="gr9" draw:text-style-name="P2" draw:layer="layout" svg:x1="13.75cm" svg:y1="12cm" svg:x2="18.25cm" svg:y2="10.5cm" draw:start-shape="id9" draw:start-glue-point="0" draw:end-shape="id4" draw:end-glue-point="3" svg:d="M13750 12000v-1500h4500" svg:viewBox="0 0 4501 1501">
          <text:p/>
        </draw:connector>
        <draw:custom-shape draw:style-name="gr1" draw:text-style-name="P1" xml:id="id10" draw:id="id10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1.5cm" svg:y1="27.15cm" svg:x2="21.5cm" svg:y2="25.65cm" draw:start-shape="id10" draw:start-glue-point="0" draw:end-shape="id11" draw:end-glue-point="2" svg:d="M21500 27150v-1500" svg:viewBox="0 0 1 1501">
          <text:p/>
        </draw:connector>
        <draw:custom-shape draw:style-name="gr1" draw:text-style-name="P1" xml:id="id12" draw:id="id12" draw:layer="layout" svg:width="6cm" svg:height="1.5cm" svg:x="26cm" svg:y="18.25cm">
          <text:p text:style-name="P1">RotUI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6cm" svg:y1="19cm" svg:x2="24.25cm" svg:y2="15.5cm" draw:start-shape="id12" draw:start-glue-point="3" draw:end-shape="id6" draw:end-glue-point="1" svg:d="M26000 19000h-875v-3500h-875" svg:viewBox="0 0 1751 3501">
          <text:p/>
        </draw:connector>
        <draw:custom-shape draw:style-name="gr1" draw:text-style-name="P1" xml:id="id13" draw:id="id13" draw:layer="layout" svg:width="6cm" svg:height="1.5cm" svg:x="33cm" svg:y="14.7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36cm" svg:y1="14.75cm" svg:x2="36cm" svg:y2="12.75cm" draw:start-shape="id13" draw:start-glue-point="0" draw:end-shape="id3" draw:end-glue-point="2" svg:d="M36000 14750v-2000" svg:viewBox="0 0 1 2001">
          <text:p/>
        </draw:connector>
        <draw:connector draw:style-name="gr12" draw:text-style-name="P2" draw:layer="layout" svg:x1="33cm" svg:y1="15.5cm" svg:x2="24.25cm" svg:y2="15.5cm" draw:start-shape="id13" draw:start-glue-point="3" draw:end-shape="id6" draw:end-glue-point="1" svg:d="M33000 15500h-8750" svg:viewBox="0 0 875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5-23T20:03:36.025000000</dc:date>
    <meta:editing-duration>PT12M45S</meta:editing-duration>
    <meta:editing-cycles>5</meta:editing-cycles>
    <meta:document-statistic meta:object-count="25"/>
  </office:meta>
</office:document-meta>
</file>